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9" style:family="graphic" style:parent-style-name="standard">
      <style:graphic-properties svg:stroke-width="0.102cm" svg:stroke-color="#000000" draw:marker-start-width="0.305cm" draw:marker-end-width="0.305cm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draw:stroke="none" svg:stroke-color="#000000" draw:fill="none" draw:fill-color="#ffffff" fo:min-height="1.248cm"/>
    </style:style>
    <style:style style:name="gr11" style:family="graphic" style:parent-style-name="objectwithoutfill">
      <style:graphic-properties svg:stroke-width="0.102cm" svg:stroke-color="#000000" draw:marker-start-width="0.305cm" draw:marker-end-width="0.305cm" draw:fill="none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draw:stroke="none" svg:stroke-color="#000000" draw:fill="none" draw:fill-color="#ffffff" fo:min-height="0.716cm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Fira Sans Book1" fo:font-size="18pt" fo:font-weight="350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style:font-name="Fira Sans Book1" fo:font-size="18pt" fo:font-weight="350" style:font-size-asian="18pt" style:font-size-complex="18pt"/>
    </style:style>
    <style:style style:name="T2" style:family="text">
      <style:text-properties style:font-name="Liberation Sans2" style:font-name-asian="Liberation Sans2" style:font-name-complex="Liberation San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4" draw:id="id4">
          <draw:line draw:style-name="gr1" draw:text-style-name="P1" draw:layer="layout" svg:x1="5.12cm" svg:y1="7.199cm" svg:x2="5.12cm" svg:y2="7.829cm">
            <text:p/>
          </draw:line>
          <draw:line draw:style-name="gr2" draw:text-style-name="P1" draw:layer="layout" svg:x1="4.411cm" svg:y1="7.829cm" svg:x2="5.826cm" svg:y2="7.829cm">
            <text:p/>
          </draw:line>
          <draw:line draw:style-name="gr3" draw:text-style-name="P1" draw:layer="layout" svg:x1="4.648cm" svg:y1="8.141cm" svg:x2="5.591cm" svg:y2="8.141cm">
            <text:p/>
          </draw:line>
          <draw:line draw:style-name="gr4" draw:text-style-name="P1" draw:layer="layout" svg:x1="4.882cm" svg:y1="8.456cm" svg:x2="5.354cm" svg:y2="8.456cm">
            <text:p/>
          </draw:line>
        </draw:g>
        <draw:g xml:id="id1" draw:id="id1">
          <draw:line draw:style-name="gr5" draw:text-style-name="P1" draw:layer="layout" svg:x1="4cm" svg:y1="2.736cm" svg:x2="4cm" svg:y2="3.445cm">
            <text:p/>
          </draw:line>
          <draw:line draw:style-name="gr6" draw:text-style-name="P1" draw:layer="layout" svg:x1="4.457cm" svg:y1="2.026cm" svg:x2="4.457cm" svg:y2="4.154cm">
            <text:p/>
          </draw:line>
          <draw:line draw:style-name="gr7" draw:text-style-name="P1" draw:layer="layout" svg:x1="4cm" svg:y1="3.09cm" svg:x2="3.088cm" svg:y2="3.09cm">
            <text:p/>
          </draw:line>
          <draw:line draw:style-name="gr8" draw:text-style-name="P1" draw:layer="layout" svg:x1="4.457cm" svg:y1="3.09cm" svg:x2="5.369cm" svg:y2="3.09cm">
            <text:p/>
          </draw:line>
        </draw:g>
        <draw:connector draw:style-name="gr9" draw:text-style-name="P2" draw:layer="layout" svg:x1="5.369cm" svg:y1="3.09cm" svg:x2="8.974cm" svg:y2="1.867cm" draw:start-shape="id1" draw:start-glue-point="1" draw:end-shape="id2" draw:end-glue-point="3" svg:d="M5369 3090h1803v-1223h1802" svg:viewBox="0 0 3606 1224">
          <text:p/>
        </draw:connector>
        <draw:connector draw:style-name="gr9" draw:text-style-name="P2" draw:layer="layout" svg:x1="11.639cm" svg:y1="5.401cm" svg:x2="5.118cm" svg:y2="7.199cm" draw:start-shape="id3" draw:start-glue-point="2" draw:end-shape="id4" draw:end-glue-point="0" svg:d="M11639 5401v899h-6521v899" svg:viewBox="0 0 6522 1799">
          <text:p/>
        </draw:connector>
        <draw:connector draw:style-name="gr9" draw:text-style-name="P2" draw:layer="layout" svg:x1="3.088cm" svg:y1="3.09cm" svg:x2="5.118cm" svg:y2="7.199cm" draw:start-shape="id1" draw:start-glue-point="3" draw:end-shape="id4" draw:end-glue-point="0" svg:d="M3088 3090h-551v2587h2581v1522" svg:viewBox="0 0 2582 4110">
          <text:p/>
        </draw:connector>
        <draw:frame draw:style-name="gr10" draw:text-style-name="P3" draw:layer="layout" svg:width="2.322cm" svg:height="1.783cm" svg:x="3.205cm" svg:y="0.265cm">
          <draw:text-box>
            <text:p><text:span text:style-name="T1">9V</text:span></text:p>
            <text:p><text:span text:style-name="T1">6 A-hr</text:span></text:p>
          </draw:text-box>
        </draw:frame>
        <draw:g xml:id="id2" draw:id="id2">
          <draw:line draw:style-name="gr11" draw:text-style-name="P4" draw:layer="layout" svg:x1="10.176cm" svg:y1="1.809cm" svg:x2="10.115cm" svg:y2="2.157cm">
            <text:p/>
          </draw:line>
          <draw:line draw:style-name="gr11" draw:text-style-name="P4" draw:layer="layout" svg:x1="10.007cm" svg:y1="1.581cm" svg:x2="9.898cm" svg:y2="2.156cm">
            <text:p/>
          </draw:line>
          <draw:line draw:style-name="gr11" draw:text-style-name="P4" draw:layer="layout" svg:x1="10.004cm" svg:y1="1.577cm" svg:x2="10.116cm" svg:y2="2.152cm">
            <text:p/>
          </draw:line>
          <draw:line draw:style-name="gr11" draw:text-style-name="P4" draw:layer="layout" svg:x1="9.899cm" svg:y1="2.153cm" svg:x2="9.787cm" svg:y2="1.578cm">
            <text:p/>
          </draw:line>
          <draw:line draw:style-name="gr11" draw:text-style-name="P4" draw:layer="layout" svg:x1="9.682cm" svg:y1="2.153cm" svg:x2="9.57cm" svg:y2="1.578cm">
            <text:p/>
          </draw:line>
          <draw:line draw:style-name="gr11" draw:text-style-name="P4" draw:layer="layout" svg:x1="9.679cm" svg:y1="2.157cm" svg:x2="9.788cm" svg:y2="1.582cm">
            <text:p/>
          </draw:line>
          <draw:line draw:style-name="gr11" draw:text-style-name="P4" draw:layer="layout" svg:x1="9.58cm" svg:y1="1.581cm" svg:x2="9.471cm" svg:y2="2.156cm">
            <text:p/>
          </draw:line>
          <draw:line draw:style-name="gr11" draw:text-style-name="P4" draw:layer="layout" svg:x1="9.363cm" svg:y1="1.582cm" svg:x2="9.254cm" svg:y2="2.157cm">
            <text:p/>
          </draw:line>
          <draw:line draw:style-name="gr11" draw:text-style-name="P4" draw:layer="layout" svg:x1="9.36cm" svg:y1="1.578cm" svg:x2="9.472cm" svg:y2="2.153cm">
            <text:p/>
          </draw:line>
          <draw:line draw:style-name="gr11" draw:text-style-name="P4" draw:layer="layout" svg:x1="9.256cm" svg:y1="2.153cm" svg:x2="9.144cm" svg:y2="1.578cm">
            <text:p/>
          </draw:line>
          <draw:line draw:style-name="gr11" draw:text-style-name="P4" draw:layer="layout" svg:x1="9.038cm" svg:y1="2.153cm" svg:x2="8.974cm" svg:y2="1.811cm">
            <text:p/>
          </draw:line>
          <draw:line draw:style-name="gr11" draw:text-style-name="P4" draw:layer="layout" svg:x1="9.036cm" svg:y1="2.157cm" svg:x2="9.145cm" svg:y2="1.582cm">
            <text:p/>
          </draw:line>
        </draw:g>
        <draw:g xml:id="id5" draw:id="id5">
          <draw:line draw:style-name="gr11" draw:text-style-name="P4" draw:layer="layout" svg:x1="10.177cm" svg:y1="2.61cm" svg:x2="10.116cm" svg:y2="2.958cm">
            <text:p/>
          </draw:line>
          <draw:line draw:style-name="gr11" draw:text-style-name="P4" draw:layer="layout" svg:x1="10.008cm" svg:y1="2.382cm" svg:x2="9.899cm" svg:y2="2.957cm">
            <text:p/>
          </draw:line>
          <draw:line draw:style-name="gr11" draw:text-style-name="P4" draw:layer="layout" svg:x1="10.005cm" svg:y1="2.378cm" svg:x2="10.117cm" svg:y2="2.953cm">
            <text:p/>
          </draw:line>
          <draw:line draw:style-name="gr11" draw:text-style-name="P4" draw:layer="layout" svg:x1="9.9cm" svg:y1="2.954cm" svg:x2="9.788cm" svg:y2="2.379cm">
            <text:p/>
          </draw:line>
          <draw:line draw:style-name="gr11" draw:text-style-name="P4" draw:layer="layout" svg:x1="9.683cm" svg:y1="2.954cm" svg:x2="9.571cm" svg:y2="2.379cm">
            <text:p/>
          </draw:line>
          <draw:line draw:style-name="gr11" draw:text-style-name="P4" draw:layer="layout" svg:x1="9.68cm" svg:y1="2.958cm" svg:x2="9.789cm" svg:y2="2.383cm">
            <text:p/>
          </draw:line>
          <draw:line draw:style-name="gr11" draw:text-style-name="P4" draw:layer="layout" svg:x1="9.581cm" svg:y1="2.382cm" svg:x2="9.472cm" svg:y2="2.957cm">
            <text:p/>
          </draw:line>
          <draw:line draw:style-name="gr11" draw:text-style-name="P4" draw:layer="layout" svg:x1="9.364cm" svg:y1="2.383cm" svg:x2="9.255cm" svg:y2="2.958cm">
            <text:p/>
          </draw:line>
          <draw:line draw:style-name="gr11" draw:text-style-name="P4" draw:layer="layout" svg:x1="9.361cm" svg:y1="2.379cm" svg:x2="9.473cm" svg:y2="2.954cm">
            <text:p/>
          </draw:line>
          <draw:line draw:style-name="gr11" draw:text-style-name="P4" draw:layer="layout" svg:x1="9.257cm" svg:y1="2.954cm" svg:x2="9.145cm" svg:y2="2.379cm">
            <text:p/>
          </draw:line>
          <draw:line draw:style-name="gr11" draw:text-style-name="P4" draw:layer="layout" svg:x1="9.039cm" svg:y1="2.954cm" svg:x2="8.975cm" svg:y2="2.612cm">
            <text:p/>
          </draw:line>
          <draw:line draw:style-name="gr11" draw:text-style-name="P4" draw:layer="layout" svg:x1="9.037cm" svg:y1="2.958cm" svg:x2="9.146cm" svg:y2="2.383cm">
            <text:p/>
          </draw:line>
        </draw:g>
        <draw:g xml:id="id6" draw:id="id6">
          <draw:line draw:style-name="gr11" draw:text-style-name="P4" draw:layer="layout" svg:x1="10.178cm" svg:y1="3.411cm" svg:x2="10.117cm" svg:y2="3.759cm">
            <text:p/>
          </draw:line>
          <draw:line draw:style-name="gr11" draw:text-style-name="P4" draw:layer="layout" svg:x1="10.009cm" svg:y1="3.183cm" svg:x2="9.9cm" svg:y2="3.758cm">
            <text:p/>
          </draw:line>
          <draw:line draw:style-name="gr11" draw:text-style-name="P4" draw:layer="layout" svg:x1="10.006cm" svg:y1="3.179cm" svg:x2="10.118cm" svg:y2="3.754cm">
            <text:p/>
          </draw:line>
          <draw:line draw:style-name="gr11" draw:text-style-name="P4" draw:layer="layout" svg:x1="9.901cm" svg:y1="3.755cm" svg:x2="9.789cm" svg:y2="3.18cm">
            <text:p/>
          </draw:line>
          <draw:line draw:style-name="gr11" draw:text-style-name="P4" draw:layer="layout" svg:x1="9.684cm" svg:y1="3.755cm" svg:x2="9.572cm" svg:y2="3.18cm">
            <text:p/>
          </draw:line>
          <draw:line draw:style-name="gr11" draw:text-style-name="P4" draw:layer="layout" svg:x1="9.681cm" svg:y1="3.759cm" svg:x2="9.79cm" svg:y2="3.184cm">
            <text:p/>
          </draw:line>
          <draw:line draw:style-name="gr11" draw:text-style-name="P4" draw:layer="layout" svg:x1="9.582cm" svg:y1="3.183cm" svg:x2="9.473cm" svg:y2="3.758cm">
            <text:p/>
          </draw:line>
          <draw:line draw:style-name="gr11" draw:text-style-name="P4" draw:layer="layout" svg:x1="9.365cm" svg:y1="3.184cm" svg:x2="9.256cm" svg:y2="3.759cm">
            <text:p/>
          </draw:line>
          <draw:line draw:style-name="gr11" draw:text-style-name="P4" draw:layer="layout" svg:x1="9.362cm" svg:y1="3.18cm" svg:x2="9.474cm" svg:y2="3.755cm">
            <text:p/>
          </draw:line>
          <draw:line draw:style-name="gr11" draw:text-style-name="P4" draw:layer="layout" svg:x1="9.258cm" svg:y1="3.755cm" svg:x2="9.146cm" svg:y2="3.18cm">
            <text:p/>
          </draw:line>
          <draw:line draw:style-name="gr11" draw:text-style-name="P4" draw:layer="layout" svg:x1="9.04cm" svg:y1="3.755cm" svg:x2="8.976cm" svg:y2="3.413cm">
            <text:p/>
          </draw:line>
          <draw:line draw:style-name="gr11" draw:text-style-name="P4" draw:layer="layout" svg:x1="9.038cm" svg:y1="3.759cm" svg:x2="9.147cm" svg:y2="3.184cm">
            <text:p/>
          </draw:line>
        </draw:g>
        <draw:connector draw:style-name="gr9" draw:text-style-name="P2" draw:layer="layout" draw:line-skew="0.3cm" svg:x1="5.37cm" svg:y1="3.091cm" svg:x2="8.975cm" svg:y2="2.668cm" draw:end-shape="id5" draw:end-glue-point="3" svg:d="M5370 3091h1827v-423h1778" svg:viewBox="0 0 3606 424">
          <text:p/>
        </draw:connector>
        <draw:connector draw:style-name="gr9" draw:text-style-name="P2" draw:layer="layout" draw:line-skew="0.324cm" svg:x1="5.371cm" svg:y1="3.092cm" svg:x2="8.976cm" svg:y2="3.469cm" draw:end-shape="id6" draw:end-glue-point="3" svg:d="M5371 3092h1851v377h1754" svg:viewBox="0 0 3606 378">
          <text:p/>
        </draw:connector>
        <draw:g xml:id="id3" draw:id="id3">
          <draw:line draw:style-name="gr11" draw:text-style-name="P4" draw:layer="layout" svg:x1="11.581cm" svg:y1="4.199cm" svg:x2="11.929cm" svg:y2="4.26cm">
            <text:p/>
          </draw:line>
          <draw:line draw:style-name="gr11" draw:text-style-name="P4" draw:layer="layout" svg:x1="11.353cm" svg:y1="4.368cm" svg:x2="11.928cm" svg:y2="4.477cm">
            <text:p/>
          </draw:line>
          <draw:line draw:style-name="gr11" draw:text-style-name="P4" draw:layer="layout" svg:x1="11.349cm" svg:y1="4.371cm" svg:x2="11.924cm" svg:y2="4.259cm">
            <text:p/>
          </draw:line>
          <draw:line draw:style-name="gr11" draw:text-style-name="P4" draw:layer="layout" svg:x1="11.925cm" svg:y1="4.476cm" svg:x2="11.35cm" svg:y2="4.588cm">
            <text:p/>
          </draw:line>
          <draw:line draw:style-name="gr11" draw:text-style-name="P4" draw:layer="layout" svg:x1="11.925cm" svg:y1="4.693cm" svg:x2="11.35cm" svg:y2="4.805cm">
            <text:p/>
          </draw:line>
          <draw:line draw:style-name="gr11" draw:text-style-name="P4" draw:layer="layout" svg:x1="11.929cm" svg:y1="4.696cm" svg:x2="11.354cm" svg:y2="4.587cm">
            <text:p/>
          </draw:line>
          <draw:line draw:style-name="gr11" draw:text-style-name="P4" draw:layer="layout" svg:x1="11.353cm" svg:y1="4.795cm" svg:x2="11.928cm" svg:y2="4.904cm">
            <text:p/>
          </draw:line>
          <draw:line draw:style-name="gr11" draw:text-style-name="P4" draw:layer="layout" svg:x1="11.354cm" svg:y1="5.012cm" svg:x2="11.929cm" svg:y2="5.121cm">
            <text:p/>
          </draw:line>
          <draw:line draw:style-name="gr11" draw:text-style-name="P4" draw:layer="layout" svg:x1="11.35cm" svg:y1="5.015cm" svg:x2="11.925cm" svg:y2="4.903cm">
            <text:p/>
          </draw:line>
          <draw:line draw:style-name="gr11" draw:text-style-name="P4" draw:layer="layout" svg:x1="11.925cm" svg:y1="5.119cm" svg:x2="11.35cm" svg:y2="5.231cm">
            <text:p/>
          </draw:line>
          <draw:line draw:style-name="gr11" draw:text-style-name="P4" draw:layer="layout" svg:x1="11.925cm" svg:y1="5.337cm" svg:x2="11.583cm" svg:y2="5.401cm">
            <text:p/>
          </draw:line>
          <draw:line draw:style-name="gr11" draw:text-style-name="P4" draw:layer="layout" svg:x1="11.929cm" svg:y1="5.339cm" svg:x2="11.354cm" svg:y2="5.23cm">
            <text:p/>
          </draw:line>
        </draw:g>
        <draw:g xml:id="id7" draw:id="id7">
          <draw:line draw:style-name="gr11" draw:text-style-name="P4" draw:layer="layout" svg:x1="12.382cm" svg:y1="4.198cm" svg:x2="12.73cm" svg:y2="4.259cm">
            <text:p/>
          </draw:line>
          <draw:line draw:style-name="gr11" draw:text-style-name="P4" draw:layer="layout" svg:x1="12.154cm" svg:y1="4.367cm" svg:x2="12.729cm" svg:y2="4.476cm">
            <text:p/>
          </draw:line>
          <draw:line draw:style-name="gr11" draw:text-style-name="P4" draw:layer="layout" svg:x1="12.15cm" svg:y1="4.37cm" svg:x2="12.725cm" svg:y2="4.258cm">
            <text:p/>
          </draw:line>
          <draw:line draw:style-name="gr11" draw:text-style-name="P4" draw:layer="layout" svg:x1="12.726cm" svg:y1="4.475cm" svg:x2="12.151cm" svg:y2="4.587cm">
            <text:p/>
          </draw:line>
          <draw:line draw:style-name="gr11" draw:text-style-name="P4" draw:layer="layout" svg:x1="12.726cm" svg:y1="4.692cm" svg:x2="12.151cm" svg:y2="4.804cm">
            <text:p/>
          </draw:line>
          <draw:line draw:style-name="gr11" draw:text-style-name="P4" draw:layer="layout" svg:x1="12.73cm" svg:y1="4.695cm" svg:x2="12.155cm" svg:y2="4.586cm">
            <text:p/>
          </draw:line>
          <draw:line draw:style-name="gr11" draw:text-style-name="P4" draw:layer="layout" svg:x1="12.154cm" svg:y1="4.794cm" svg:x2="12.729cm" svg:y2="4.903cm">
            <text:p/>
          </draw:line>
          <draw:line draw:style-name="gr11" draw:text-style-name="P4" draw:layer="layout" svg:x1="12.155cm" svg:y1="5.011cm" svg:x2="12.73cm" svg:y2="5.12cm">
            <text:p/>
          </draw:line>
          <draw:line draw:style-name="gr11" draw:text-style-name="P4" draw:layer="layout" svg:x1="12.151cm" svg:y1="5.014cm" svg:x2="12.726cm" svg:y2="4.902cm">
            <text:p/>
          </draw:line>
          <draw:line draw:style-name="gr11" draw:text-style-name="P4" draw:layer="layout" svg:x1="12.726cm" svg:y1="5.118cm" svg:x2="12.151cm" svg:y2="5.23cm">
            <text:p/>
          </draw:line>
          <draw:line draw:style-name="gr11" draw:text-style-name="P4" draw:layer="layout" svg:x1="12.726cm" svg:y1="5.336cm" svg:x2="12.384cm" svg:y2="5.4cm">
            <text:p/>
          </draw:line>
          <draw:line draw:style-name="gr11" draw:text-style-name="P4" draw:layer="layout" svg:x1="12.73cm" svg:y1="5.338cm" svg:x2="12.155cm" svg:y2="5.229cm">
            <text:p/>
          </draw:line>
        </draw:g>
        <draw:connector draw:style-name="gr9" draw:text-style-name="P2" draw:layer="layout" svg:x1="10.176cm" svg:y1="1.867cm" svg:x2="11.639cm" svg:y2="4.199cm" draw:start-shape="id2" draw:start-glue-point="1" draw:end-shape="id3" draw:end-glue-point="0" svg:d="M10176 1867h1463v2332" svg:viewBox="0 0 1464 2333">
          <text:p/>
        </draw:connector>
        <draw:connector draw:style-name="gr9" draw:text-style-name="P2" draw:layer="layout" svg:x1="10.177cm" svg:y1="2.668cm" svg:x2="11.639cm" svg:y2="4.199cm" draw:start-shape="id5" draw:start-glue-point="1" draw:end-shape="id3" draw:end-glue-point="0" svg:d="M10177 2668h1462v1531" svg:viewBox="0 0 1463 1532">
          <text:p/>
        </draw:connector>
        <draw:connector draw:style-name="gr9" draw:text-style-name="P2" xml:id="id8" draw:id="id8" draw:layer="layout" svg:x1="10.178cm" svg:y1="3.469cm" svg:x2="11.639cm" svg:y2="4.199cm" draw:start-shape="id6" draw:start-glue-point="1" draw:end-shape="id3" draw:end-glue-point="0" svg:d="M10178 3469h1461v730" svg:viewBox="0 0 1462 731">
          <text:p/>
        </draw:connector>
        <draw:connector draw:style-name="gr9" draw:text-style-name="P2" draw:layer="layout" svg:x1="12.44cm" svg:y1="4.198cm" svg:x2="11.639cm" svg:y2="3.469cm" draw:start-shape="id7" draw:start-glue-point="0" draw:end-shape="id8" draw:end-glue-point="0" svg:d="M12440 4198v-729h-801" svg:viewBox="0 0 802 730">
          <text:p/>
        </draw:connector>
        <draw:connector draw:style-name="gr9" draw:text-style-name="P2" draw:layer="layout" draw:line-skew="-0.292cm" svg:x1="12.44cm" svg:y1="5.4cm" svg:x2="5.119cm" svg:y2="7.199cm" draw:start-shape="id7" draw:start-glue-point="2" svg:d="M12440 5400v883h-7321v916" svg:viewBox="0 0 7322 1800">
          <text:p/>
        </draw:connector>
        <draw:frame draw:style-name="gr12" draw:text-style-name="P5" draw:layer="layout" svg:width="3.836cm" svg:height="1.673cm" svg:x="7.4cm" svg:y="7.146cm">
          <draw:text-box>
            <text:p>All resistors are 10 k<text:span text:style-name="T2">Ω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15:21:55.956273496</meta:creation-date>
    <dc:date>2018-02-26T16:20:48.112030112</dc:date>
    <meta:editing-duration>PT10M31S</meta:editing-duration>
    <meta:editing-cycles>2</meta:editing-cycles>
    <meta:generator>LibreOffice/5.1.6.2$Linux_X86_64 LibreOffice_project/10m0$Build-2</meta:generator>
    <meta:document-statistic meta:object-count="87"/>
  </office:meta>
</office:document-meta>
</file>